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ee98c" officeooo:paragraph-rsid="000ee98c"/>
    </style:style>
    <style:style style:name="P2" style:family="paragraph" style:parent-style-name="Preformatted_20_Text">
      <style:text-properties officeooo:rsid="000ee98c" officeooo:paragraph-rsid="000ee98c"/>
    </style:style>
    <style:style style:name="P3" style:family="paragraph" style:parent-style-name="Preformatted_20_Text">
      <style:text-properties officeooo:rsid="000f4119" officeooo:paragraph-rsid="000f4119"/>
    </style:style>
    <style:style style:name="T1" style:family="text">
      <style:text-properties fo:background-color="#00cc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pil@debian8:~$<text:span text:style-name="T1"> cd /var/www/html/Frey/</text:span></text:p>
      <text:p text:style-name="P1">pupil@debian8:/var/www/html/Frey$ ls</text:p>
      <text:p text:style-name="P1">example11.html <text:s/>images <text:s text:c="5"/>PRIMER.HTML <text:s/>routi.php</text:p>
      <text:p text:style-name="P1">example41.html <text:s/>index.html <text:s/>routi.html <text:s text:c="2"/>tegi.html</text:p>
      <text:p text:style-name="P1">pupil@debian8:/var/www/html/Frey$ <text:span text:style-name="T1">git init</text:span></text:p>
      <text:p text:style-name="P1">Initialized empty Git repository in /var/www/html/Frey/.git/</text:p>
      <text:p text:style-name="P1">pupil@debian8:/var/www/html/Frey$ <text:span text:style-name="T1">ls -al</text:span></text:p>
      <text:p text:style-name="P1">итого 44</text:p>
      <text:p text:style-name="P1">drwxr-xr-x 4 pupil pupil 4096 окт 22 02:28 .</text:p>
      <text:p text:style-name="P1">drwxr-xr-x 6 pupil pupil 4096 окт 22 02:14 ..</text:p>
      <text:p text:style-name="P1">-rw-r--r-- 1 pupil pupil <text:s/>360 окт 15 03:24 example11.html</text:p>
      <text:p text:style-name="P1">-rw-r--r-- 1 pupil pupil <text:s/>395 окт 15 05:03 example41.html</text:p>
      <text:p text:style-name="P1">drwxr-xr-x 7 pupil pupil 4096 окт 22 02:28 .git</text:p>
      <text:p text:style-name="P1">drwxr-xr-x 2 pupil pupil 4096 окт 22 02:14 images</text:p>
      <text:p text:style-name="P1">-rw-r--r-- 1 pupil pupil <text:s/>360 окт 15 03:18 index.html</text:p>
      <text:p text:style-name="P1">-rw-rw-rw- 1 pupil pupil <text:s/>498 окт 16 05:00 PRIMER.HTML</text:p>
      <text:p text:style-name="P1">-rw-rw-rw- 1 pupil pupil <text:s/>536 окт 16 03:02 routi.html</text:p>
      <text:p text:style-name="P1">-rw-rw-rw- 1 pupil pupil <text:s/>454 окт 16 02:10 routi.php</text:p>
      <text:p text:style-name="P1">-rw-r--r-- 1 pupil pupil <text:s/>491 окт 15 04:50 tegi.html</text:p>
      <text:p text:style-name="P1">pupil@debian8:/var/www/html/Frey$ git init</text:p>
      <text:p text:style-name="P1">Reinitialized existing Git repository in /var/www/html/Frey/.git/</text:p>
      <text:p text:style-name="P1">pupil@debian8:/var/www/html/Frey$ git init</text:p>
      <text:p text:style-name="P1">Reinitialized existing Git repository in /var/www/html/Frey/.git/</text:p>
      <text:p text:style-name="P1">pupil@debian8:/var/www/html/Frey$ </text:p>
      <text:p text:style-name="P3">example11.html <text:s/>images <text:s text:c="5"/>PRIMER.HTML <text:s/>routi.php</text:p>
      <text:p text:style-name="P3">example41.html <text:s/>index.html <text:s/>routi.html <text:s text:c="2"/>tegi.html</text:p>
      <text:p text:style-name="P3">pupil@debian8:/var/www/html/Frey$ git init</text:p>
      <text:p text:style-name="P3">Initialized empty Git repository in /var/www/html/Frey/.git/</text:p>
      <text:p text:style-name="P3">pupil@debian8:/var/www/html/Frey$ ls -al</text:p>
      <text:p text:style-name="P3">итого 44</text:p>
      <text:p text:style-name="P3">drwxr-xr-x 4 pupil pupil 4096 окт 22 02:28 .</text:p>
      <text:p text:style-name="P3">drwxr-xr-x 6 pupil pupil 4096 окт 22 02:14 ..</text:p>
      <text:p text:style-name="P3">-rw-r--r-- 1 pupil pupil <text:s/>360 окт 15 03:24 example11.html</text:p>
      <text:p text:style-name="P3">-rw-r--r-- 1 pupil pupil <text:s/>395 окт 15 05:03 example41.html</text:p>
      <text:p text:style-name="P3">drwxr-xr-x 7 pupil pupil 4096 окт 22 02:28 .git</text:p>
      <text:p text:style-name="P3">drwxr-xr-x 2 pupil pupil 4096 окт 22 02:14 images</text:p>
      <text:p text:style-name="P3">-rw-r--r-- 1 pupil pupil <text:s/>360 окт 15 03:18 index.html</text:p>
      <text:p text:style-name="P3">-rw-rw-rw- 1 pupil pupil <text:s/>498 окт 16 05:00 PRIMER.HTML</text:p>
      <text:p text:style-name="P3">-rw-rw-rw- 1 pupil pupil <text:s/>536 окт 16 03:02 routi.html</text:p>
      <text:p text:style-name="P3">-rw-rw-rw- 1 pupil pupil <text:s/>454 окт 16 02:10 routi.php</text:p>
      <text:p text:style-name="P3">-rw-r--r-- 1 pupil pupil <text:s/>491 окт 15 04:50 tegi.html</text:p>
      <text:p text:style-name="P3">pupil@debian8:/var/www/html/Frey$ git init</text:p>
      <text:p text:style-name="P3">Reinitialized existing Git repository in /var/www/html/Frey/.git/</text:p>
      <text:p text:style-name="P3">pupil@debian8:/var/www/html/Frey$ git init</text:p>
      <text:p text:style-name="P3">Reinitialized existing Git repository in /var/www/html/Frey/.git/</text:p>
      <text:p text:style-name="P3">pupil@debian8:/var/www/html/Frey$ git status</text:p>
      <text:p text:style-name="P3">On branch master</text:p>
      <text:p text:style-name="P3"/>
      <text:p text:style-name="P3">Initial commit</text:p>
      <text:p text:style-name="P3"/>
      <text:p text:style-name="P3">Untracked files:</text:p>
      <text:p text:style-name="P3"><text:s text:c="2"/>(use "git add &lt;file&gt;..." to include in what will be committed)</text:p>
      <text:p text:style-name="P3"/>
      <text:p text:style-name="P3"><text:tab/>PRIMER.HTML</text:p>
      <text:p text:style-name="P3"><text:tab/>example11.html</text:p>
      <text:p text:style-name="P3"><text:tab/>example41.html</text:p>
      <text:p text:style-name="P3"><text:tab/>images/</text:p>
      <text:p text:style-name="P3"><text:tab/>index.html</text:p>
      <text:p text:style-name="P3"><text:tab/>initializing .git repository/</text:p>
      <text:p text:style-name="P3"><text:tab/>routi.html</text:p>
      <text:p text:style-name="P3"><text:tab/>routi.php</text:p>
      <text:p text:style-name="P3"><text:tab/>tegi.html</text:p>
      <text:p text:style-name="P3"/>
      <text:p text:style-name="P3">nothing added to commit but untracked files present (use "git add" to track)</text:p>
      <text:p text:style-name="P3"><text:soft-page-break/>pupil@debian8:/var/www/html/Frey$ git add initializing .git repository/</text:p>
      <text:p text:style-name="P3">fatal: pathspec 'initializing' did not match any files</text:p>
      <text:p text:style-name="P3">pupil@debian8:/var/www/html/Frey$ git add initializing .git repository/</text:p>
      <text:p text:style-name="P3">fatal: pathspec 'initializing' did not match any files</text:p>
      <text:p text:style-name="P3">pupil@debian8:/var/www/html/Frey$ git add initializing .git repository</text:p>
      <text:p text:style-name="P3">fatal: pathspec 'initializing' did not match any files</text:p>
      <text:p text:style-name="P3">pupil@debian8:/var/www/html/Frey$ git add index.html</text:p>
      <text:p text:style-name="P3">pupil@debian8:/var/www/html/Frey$ git status</text:p>
      <text:p text:style-name="P3">On branch master</text:p>
      <text:p text:style-name="P3"/>
      <text:p text:style-name="P3">Initial commit</text:p>
      <text:p text:style-name="P3"/>
      <text:p text:style-name="P3">Changes to be committed:</text:p>
      <text:p text:style-name="P3"><text:s text:c="2"/>(use "git rm --cached &lt;file&gt;..." to unstage)</text:p>
      <text:p text:style-name="P3"/>
      <text:p text:style-name="P3"><text:tab/>new file: <text:s text:c="2"/>index.html</text:p>
      <text:p text:style-name="P3"/>
      <text:p text:style-name="P3">Untracked files:</text:p>
      <text:p text:style-name="P3"><text:s text:c="2"/>(use "git add &lt;file&gt;..." to include in what will be committed)</text:p>
      <text:p text:style-name="P3"/>
      <text:p text:style-name="P3"><text:tab/>PRIMER.HTML</text:p>
      <text:p text:style-name="P3"><text:tab/>example11.html</text:p>
      <text:p text:style-name="P3"><text:tab/>example41.html</text:p>
      <text:p text:style-name="P3"><text:tab/>images/</text:p>
      <text:p text:style-name="P3"><text:tab/>initializing .git repository/</text:p>
      <text:p text:style-name="P3"><text:tab/>routi.html</text:p>
      <text:p text:style-name="P3"><text:tab/>routi.php</text:p>
      <text:p text:style-name="P3"><text:tab/>tegi.html</text:p>
      <text:p text:style-name="P3"/>
      <text:p text:style-name="P3">pupil@debian8:/var/www/html/Frey$ git commit -m "commit for index"</text:p>
      <text:p text:style-name="P3">[master (root-commit) f4950fe] commit for index</text:p>
      <text:p text:style-name="P3"><text:s/>Committer: pupil &lt;pupil@debian8&gt;</text:p>
      <text:p text:style-name="P3">Your name and email address were configured automatically based</text:p>
      <text:p text:style-name="P3">on your username and hostname. Please check that they are accurate.</text:p>
      <text:p text:style-name="P3">You can suppress this message by setting them explicitly:</text:p>
      <text:p text:style-name="P3"/>
      <text:p text:style-name="P3"><text:s text:c="4"/>git config --global user.name "Your Name"</text:p>
      <text:p text:style-name="P3"><text:s text:c="4"/>git config --global user.email you@example.com</text:p>
      <text:p text:style-name="P3"/>
      <text:p text:style-name="P3">After doing this, you may fix the identity used for this commit with:</text:p>
      <text:p text:style-name="P3"/>
      <text:p text:style-name="P3"><text:s text:c="4"/>git commit --amend --reset-author</text:p>
      <text:p text:style-name="P3"/>
      <text:p text:style-name="P3"><text:s/>1 file changed, 14 insertions(+)</text:p>
      <text:p text:style-name="P3"><text:s/>create mode 100644 index.html</text:p>
      <text:p text:style-name="P3">pupil@debian8:/var/www/html/Frey$ git status</text:p>
      <text:p text:style-name="P3">On branch master</text:p>
      <text:p text:style-name="P3">Untracked files:</text:p>
      <text:p text:style-name="P3"><text:s text:c="2"/>(use "git add &lt;file&gt;..." to include in what will be committed)</text:p>
      <text:p text:style-name="P3"/>
      <text:p text:style-name="P3"><text:tab/>PRIMER.HTML</text:p>
      <text:p text:style-name="P3"><text:tab/>example11.html</text:p>
      <text:p text:style-name="P3"><text:tab/>example41.html</text:p>
      <text:p text:style-name="P3"><text:tab/>images/</text:p>
      <text:p text:style-name="P3"><text:tab/>initializing .git repository/</text:p>
      <text:p text:style-name="P3"><text:tab/>routi.html</text:p>
      <text:p text:style-name="P3"><text:tab/>routi.php</text:p>
      <text:p text:style-name="P3"><text:tab/>tegi.html</text:p>
      <text:p text:style-name="P3"/>
      <text:p text:style-name="P3">nothing added to commit but untracked files present (use "git add" to track)</text:p>
      <text:p text:style-name="P3">pupil@debian8:/var/www/html/Frey$ git add "initializing .git repository/</text:p>
      <text:p text:style-name="P3">&gt; "</text:p>
      <text:p text:style-name="P3">fatal: pathspec 'initializing .git repository/</text:p>
      <text:p text:style-name="P3">' did not match any files</text:p>
      <text:p text:style-name="P3"><text:soft-page-break/>pupil@debian8:/var/www/html/Frey$ git add "^C</text:p>
      <text:p text:style-name="P3">pupil@debian8:/var/www/html/Frey$ git add "initializing .git repository/"</text:p>
      <text:p text:style-name="P3">pupil@debian8:/var/www/html/Frey$ get status</text:p>
      <text:p text:style-name="P3">bash: get: команда не найдена</text:p>
      <text:p text:style-name="P3">pupil@debian8:/var/www/html/Frey$ git status</text:p>
      <text:p text:style-name="P3">On branch master</text:p>
      <text:p text:style-name="P3">Changes to be committed:</text:p>
      <text:p text:style-name="P3"><text:s text:c="2"/>(use "git reset HEAD &lt;file&gt;..." to unstage)</text:p>
      <text:p text:style-name="P3"/>
      <text:p text:style-name="P3"><text:tab/>new file: <text:s text:c="2"/>initializing .git repository/initializing git.odt</text:p>
      <text:p text:style-name="P3"><text:tab/>new file: <text:s text:c="2"/>"initializing .git repository/\320\235\320\276\320\262\321\213\320\271 \321\204\320\260\320\271\320\273"</text:p>
      <text:p text:style-name="P3"/>
      <text:p text:style-name="P3">Changes not staged for commit:</text:p>
      <text:p text:style-name="P3"><text:s text:c="2"/>(use "git add/rm &lt;file&gt;..." to update what will be committed)</text:p>
      <text:p text:style-name="P3"><text:s text:c="2"/>(use "git checkout -- &lt;file&gt;..." to discard changes in working directory)</text:p>
      <text:p text:style-name="P3"/>
      <text:p text:style-name="P3"><text:tab/>deleted: <text:s text:c="3"/>initializing .git repository/initializing git.odt</text:p>
      <text:p text:style-name="P3"><text:tab/>deleted: <text:s text:c="3"/>"initializing .git repository/\320\235\320\276\320\262\321\213\320\271 \321\204\320\260\320\271\320\273"</text:p>
      <text:p text:style-name="P3"/>
      <text:p text:style-name="P3">Untracked files:</text:p>
      <text:p text:style-name="P3"><text:s text:c="2"/>(use "git add &lt;file&gt;..." to include in what will be committed)</text:p>
      <text:p text:style-name="P3"/>
      <text:p text:style-name="P3"><text:tab/>PRIMER.HTML</text:p>
      <text:p text:style-name="P3"><text:tab/>example11.html</text:p>
      <text:p text:style-name="P3"><text:tab/>example41.html</text:p>
      <text:p text:style-name="P3"><text:tab/>images/</text:p>
      <text:p text:style-name="P3"><text:tab/>initializing.git.repository/</text:p>
      <text:p text:style-name="P3"><text:tab/>routi.html</text:p>
      <text:p text:style-name="P3"><text:tab/>routi.php</text:p>
      <text:p text:style-name="P3"><text:tab/>tegi.html</text:p>
      <text:p text:style-name="P3"/>
      <text:p text:style-name="P3">pupil@debian8:/var/www/html/Frey$ get status</text:p>
      <text:p text:style-name="P3">bash: get: команда не найдена</text:p>
      <text:p text:style-name="P3">pupil@debian8:/var/www/html/Frey$ git status</text:p>
      <text:p text:style-name="P3">On branch master</text:p>
      <text:p text:style-name="P3">Changes to be committed:</text:p>
      <text:p text:style-name="P3"><text:s text:c="2"/>(use "git reset HEAD &lt;file&gt;..." to unstage)</text:p>
      <text:p text:style-name="P3"/>
      <text:p text:style-name="P3"><text:tab/>new file: <text:s text:c="2"/>initializing .git repository/initializing git.odt</text:p>
      <text:p text:style-name="P3"><text:tab/>new file: <text:s text:c="2"/>"initializing .git repository/\320\235\320\276\320\262\321\213\320\271 \321\204\320\260\320\271\320\273"</text:p>
      <text:p text:style-name="P3"/>
      <text:p text:style-name="P3">Changes not staged for commit:</text:p>
      <text:p text:style-name="P3"><text:s text:c="2"/>(use "git add/rm &lt;file&gt;..." to update what will be committed)</text:p>
      <text:p text:style-name="P3"><text:s text:c="2"/>(use "git checkout -- &lt;file&gt;..." to discard changes in working directory)</text:p>
      <text:p text:style-name="P3"/>
      <text:p text:style-name="P3"><text:tab/>deleted: <text:s text:c="3"/>initializing .git repository/initializing git.odt</text:p>
      <text:p text:style-name="P3"><text:tab/>deleted: <text:s text:c="3"/>"initializing .git repository/\320\235\320\276\320\262\321\213\320\271 \321\204\320\260\320\271\320\273"</text:p>
      <text:p text:style-name="P3"/>
      <text:p text:style-name="P3">Untracked files:</text:p>
      <text:p text:style-name="P3"><text:s text:c="2"/>(use "git add &lt;file&gt;..." to include in what will be committed)</text:p>
      <text:p text:style-name="P3"/>
      <text:p text:style-name="P3"><text:tab/>PRIMER.HTML</text:p>
      <text:p text:style-name="P3"><text:tab/>example11.html</text:p>
      <text:p text:style-name="P3"><text:tab/>example41.html</text:p>
      <text:p text:style-name="P3"><text:tab/>images/</text:p>
      <text:p text:style-name="P3"><text:tab/>initializing.git.odt</text:p>
      <text:p text:style-name="P3"><text:soft-page-break/><text:tab/>routi.html</text:p>
      <text:p text:style-name="P3"><text:tab/>routi.php</text:p>
      <text:p text:style-name="P3"><text:tab/>tegi.html</text:p>
      <text:p text:style-name="P3"><text:tab/>"\320\235\320\276\320\262\321\213\320\271 \321\204\320\260\320\271\320\273"</text:p>
      <text:p text:style-name="P3"/>
      <text:p text:style-name="P3">pupil@debian8:/var/www/html/Frey$ git add initializing.git.odt</text:p>
      <text:p text:style-name="P3">pupil@debian8:/var/www/html/Frey$ git status</text:p>
      <text:p text:style-name="P3">On branch master</text:p>
      <text:p text:style-name="P3">Changes to be committed:</text:p>
      <text:p text:style-name="P3"><text:s text:c="2"/>(use "git reset HEAD &lt;file&gt;..." to unstage)</text:p>
      <text:p text:style-name="P3"/>
      <text:p text:style-name="P3"><text:tab/>new file: <text:s text:c="2"/>initializing .git repository/initializing git.odt</text:p>
      <text:p text:style-name="P3"><text:tab/>new file: <text:s text:c="2"/>"initializing .git repository/\320\235\320\276\320\262\321\213\320\271 \321\204\320\260\320\271\320\273"</text:p>
      <text:p text:style-name="P3"><text:tab/>new file: <text:s text:c="2"/>initializing.git.odt</text:p>
      <text:p text:style-name="P3"/>
      <text:p text:style-name="P3">Changes not staged for commit:</text:p>
      <text:p text:style-name="P3"><text:s text:c="2"/>(use "git add/rm &lt;file&gt;..." to update what will be committed)</text:p>
      <text:p text:style-name="P3"><text:s text:c="2"/>(use "git checkout -- &lt;file&gt;..." to discard changes in working directory)</text:p>
      <text:p text:style-name="P3"/>
      <text:p text:style-name="P3"><text:tab/>deleted: <text:s text:c="3"/>initializing .git repository/initializing git.odt</text:p>
      <text:p text:style-name="P3"><text:tab/>deleted: <text:s text:c="3"/>"initializing .git repository/\320\235\320\276\320\262\321\213\320\271 \321\204\320\260\320\271\320\273"</text:p>
      <text:p text:style-name="P3"/>
      <text:p text:style-name="P3">Untracked files:</text:p>
      <text:p text:style-name="P3"><text:s text:c="2"/>(use "git add &lt;file&gt;..." to include in what will be committed)</text:p>
      <text:p text:style-name="P3"/>
      <text:p text:style-name="P3"><text:tab/>PRIMER.HTML</text:p>
      <text:p text:style-name="P3"><text:tab/>example11.html</text:p>
      <text:p text:style-name="P3"><text:tab/>example41.html</text:p>
      <text:p text:style-name="P3"><text:tab/>images/</text:p>
      <text:p text:style-name="P3"><text:tab/>routi.html</text:p>
      <text:p text:style-name="P3"><text:tab/>routi.php</text:p>
      <text:p text:style-name="P3"><text:tab/>tegi.html</text:p>
      <text:p text:style-name="P3"><text:tab/>"\320\235\320\276\320\262\321\213\320\271 \321\204\320\260\320\271\320\273"</text:p>
      <text:p text:style-name="P3"/>
      <text:p text:style-name="P3">pupil@debian8:/var/www/html/Frey$ git commit</text:p>
      <text:p text:style-name="P3">[master 60e3036] "first commit"</text:p>
      <text:p text:style-name="P3"><text:s/>Committer: pupil &lt;pupil@debian8&gt;</text:p>
      <text:p text:style-name="P3">Your name and email address were configured automatically based</text:p>
      <text:p text:style-name="P3">on your username and hostname. Please check that they are accurate.</text:p>
      <text:p text:style-name="P3">You can suppress this message by setting them explicitly:</text:p>
      <text:p text:style-name="P3"/>
      <text:p text:style-name="P3"><text:s text:c="4"/>git config --global user.name "Your Name"</text:p>
      <text:p text:style-name="P3"><text:s text:c="4"/>git config --global user.email you@example.com</text:p>
      <text:p text:style-name="P3"/>
      <text:p text:style-name="P3">After doing this, you may fix the identity used for this commit with:</text:p>
      <text:p text:style-name="P3"/>
      <text:p text:style-name="P3"><text:s text:c="4"/>git commit --amend --reset-author</text:p>
      <text:p text:style-name="P3"/>
      <text:p text:style-name="P3"><text:s/>3 files changed, 0 insertions(+), 0 deletions(-)</text:p>
      <text:p text:style-name="P3"><text:s/>create mode 100644 initializing .git repository/initializing git.odt</text:p>
      <text:p text:style-name="P3"><text:s/>create mode 100644 "initializing .git repository/\320\235\320\276\320\262\321\213\320\271 \321\204\320\260\320\271\320\273"</text:p>
      <text:p text:style-name="P3"><text:s/>create mode 100644 initializing.git.odt</text:p>
      <text:p text:style-name="P3">pupil@debian8:/var/www/html/Frey$ git commit -m "first commit"</text:p>
      <text:p text:style-name="P3">On branch master</text:p>
      <text:p text:style-name="P3">Changes not staged for commit:</text:p>
      <text:p text:style-name="P3"><text:tab/>deleted: <text:s text:c="3"/>initializing .git repository/initializing git.odt</text:p>
      <text:p text:style-name="P3"><text:soft-page-break/><text:tab/>deleted: <text:s text:c="3"/>"initializing .git repository/\320\235\320\276\320\262\321\213\320\271 \321\204\320\260\320\271\320\273"</text:p>
      <text:p text:style-name="P3"/>
      <text:p text:style-name="P3">Untracked files:</text:p>
      <text:p text:style-name="P3"><text:tab/>PRIMER.HTML</text:p>
      <text:p text:style-name="P3"><text:tab/>example11.html</text:p>
      <text:p text:style-name="P3"><text:tab/>example41.html</text:p>
      <text:p text:style-name="P3"><text:tab/>images/</text:p>
      <text:p text:style-name="P3"><text:tab/>routi.html</text:p>
      <text:p text:style-name="P3"><text:tab/>routi.php</text:p>
      <text:p text:style-name="P3"><text:tab/>tegi.html</text:p>
      <text:p text:style-name="P3"><text:tab/>"\320\235\320\276\320\262\321\213\320\271 \321\204\320\260\320\271\320\273"</text:p>
      <text:p text:style-name="P3"/>
      <text:p text:style-name="P3">no changes added to commit</text:p>
      <text:p text:style-name="P3">pupil@debian8:/var/www/html/Frey$ get status</text:p>
      <text:p text:style-name="P3">bash: get: команда не найдена</text:p>
      <text:p text:style-name="P3">pupil@debian8:/var/www/html/Frey$ git status</text:p>
      <text:p text:style-name="P3">On branch master</text:p>
      <text:p text:style-name="P3">Changes not staged for commit:</text:p>
      <text:p text:style-name="P3"><text:s text:c="2"/>(use "git add/rm &lt;file&gt;..." to update what will be committed)</text:p>
      <text:p text:style-name="P3"><text:s text:c="2"/>(use "git checkout -- &lt;file&gt;..." to discard changes in working directory)</text:p>
      <text:p text:style-name="P3"/>
      <text:p text:style-name="P3"><text:tab/>deleted: <text:s text:c="3"/>initializing .git repository/initializing git.odt</text:p>
      <text:p text:style-name="P3"><text:tab/>deleted: <text:s text:c="3"/>"initializing .git repository/\320\235\320\276\320\262\321\213\320\271 \321\204\320\260\320\271\320\273"</text:p>
      <text:p text:style-name="P3"/>
      <text:p text:style-name="P3">Untracked files:</text:p>
      <text:p text:style-name="P3"><text:s text:c="2"/>(use "git add &lt;file&gt;..." to include in what will be committed)</text:p>
      <text:p text:style-name="P3"/>
      <text:p text:style-name="P3"><text:tab/>PRIMER.HTML</text:p>
      <text:p text:style-name="P3"><text:tab/>example11.html</text:p>
      <text:p text:style-name="P3"><text:tab/>example41.html</text:p>
      <text:p text:style-name="P3"><text:tab/>images/</text:p>
      <text:p text:style-name="P3"><text:tab/>routi.html</text:p>
      <text:p text:style-name="P3"><text:tab/>routi.php</text:p>
      <text:p text:style-name="P3"><text:tab/>tegi.html</text:p>
      <text:p text:style-name="P3"><text:tab/>"\320\235\320\276\320\262\321\213\320\271 \321\204\320\260\320\271\320\273"</text:p>
      <text:p text:style-name="P3"/>
      <text:p text:style-name="P3">no changes added to commit (use "git add" and/or "git commit -a")</text:p>
      <text:p text:style-name="P3">pupil@debian8:/var/www/html/Frey$ git config user.name Frey1KTVR</text:p>
      <text:p text:style-name="P3">pupil@debian8:/var/www/html/Frey$ git config user.email s7eafen@inbox.ru</text:p>
      <text:p text:style-name="P3">pupil@debian8:/var/www/html/Frey$ git status</text:p>
      <text:p text:style-name="P3">On branch master</text:p>
      <text:p text:style-name="P3">Changes not staged for commit:</text:p>
      <text:p text:style-name="P3"><text:s text:c="2"/>(use "git add/rm &lt;file&gt;..." to update what will be committed)</text:p>
      <text:p text:style-name="P3"><text:s text:c="2"/>(use "git checkout -- &lt;file&gt;..." to discard changes in working directory)</text:p>
      <text:p text:style-name="P3"/>
      <text:p text:style-name="P3"><text:tab/>deleted: <text:s text:c="3"/>initializing .git repository/initializing git.odt</text:p>
      <text:p text:style-name="P3"><text:tab/>deleted: <text:s text:c="3"/>"initializing .git repository/\320\235\320\276\320\262\321\213\320\271 \321\204\320\260\320\271\320\273"</text:p>
      <text:p text:style-name="P3"/>
      <text:p text:style-name="P3">Untracked files:</text:p>
      <text:p text:style-name="P3"><text:s text:c="2"/>(use "git add &lt;file&gt;..." to include in what will be committed)</text:p>
      <text:p text:style-name="P3"/>
      <text:p text:style-name="P3"><text:tab/>PRIMER.HTML</text:p>
      <text:p text:style-name="P3"><text:tab/>example11.html</text:p>
      <text:p text:style-name="P3"><text:tab/>example41.html</text:p>
      <text:p text:style-name="P3"><text:tab/>images/</text:p>
      <text:p text:style-name="P3"><text:tab/>routi.html</text:p>
      <text:p text:style-name="P3"><text:soft-page-break/><text:tab/>routi.php</text:p>
      <text:p text:style-name="P3"><text:tab/>tegi.html</text:p>
      <text:p text:style-name="P3"><text:tab/>"\320\235\320\276\320\262\321\213\320\271 \321\204\320\260\320\271\320\273"</text:p>
      <text:p text:style-name="P3"/>
      <text:p text:style-name="P3">no changes added to commit (use "git add" and/or "git commit -a")</text:p>
      <text:p text:style-name="P3">pupil@debian8:/var/www/html/Frey$ git config --list</text:p>
      <text:p text:style-name="P3">core.repositoryformatversion=0</text:p>
      <text:p text:style-name="P3">core.filemode=true</text:p>
      <text:p text:style-name="P3">core.bare=false</text:p>
      <text:p text:style-name="P3">core.logallrefupdates=true</text:p>
      <text:p text:style-name="P3">user.name=Frey1KTVR</text:p>
      <text:p text:style-name="P3">user.email=s7eafen@inbox.ru</text:p>
      <text:p text:style-name="P3">pupil@debian8:/var/www/html/Frey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2T03:13:42.103051791</dc:date>
    <meta:editing-duration>PT3M49S</meta:editing-duration>
    <meta:editing-cycles>2</meta:editing-cycles>
    <meta:generator>LibreOffice/4.3.3.2$Linux_x86 LibreOffice_project/430m0$Build-2</meta:generator>
    <meta:document-statistic meta:table-count="0" meta:image-count="0" meta:object-count="0" meta:page-count="6" meta:paragraph-count="261" meta:word-count="1188" meta:character-count="10489" meta:non-whitespace-character-count="9320"/>
  </office:meta>
</office:document-meta>
</file>